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2d3e5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38%" fo:background-color="#ffffff" style:writing-mode="lr-tb"/>
      <style:text-properties fo:font-variant="normal" fo:text-transform="none" fo:color="#2d3e5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 style:list-style-name="L2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solid" draw:fill-color="#ffffff" draw:opacity="100%"/>
      <style:paragraph-properties fo:margin-top="0cm" fo:margin-bottom="0cm" loext:contextual-spacing="false" fo:line-height="138%" fo:background-color="#ffffff" fo:padding="0cm" fo:border="non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officeooo:rsid="001df1f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02471035" text:style-name="L1">
        <text:list-header>
          <text:p text:style-name="P1"><text:bookmark text:name="docs-internal-guid-788329f2-7fff-9b7a-33ee-4dca3e07eef7"/><text:span text:style-name="T2">(Q3)</text:span>Differentiate between the different dependency scopes: compile, runtime, testCompile, testRuntime using different dependencies being defined in your build.gradle.</text:p>
        </text:list-header>
      </text:list>
      <text:p text:style-name="P2"> <text:span text:style-name="T1">Dependency configuration is nothing but defines a set of dependencies. You can use this feature to declare external dependencies, which you want to download from the web. This defines the following different standard configurations.</text:span></text:p>
      <text:list xml:id="list2730328021" text:style-name="L2">
        <text:list-item>
          <text:p text:style-name="P3">Compile − The dependencies required to compile the production source of the project.</text:p>
        </text:list-item>
        <text:list-item>
          <text:p text:style-name="P3">Runtime − The dependencies required by the production classes at runtime. By default, also includes the compile time dependencies.</text:p>
        </text:list-item>
        <text:list-item>
          <text:p text:style-name="P4">Test Compile − The dependencies required to compile the test source of the project. By default, it includes compiled production classes and the compile time dependencies.</text:p>
        </text:list-item>
        <text:list-item>
          <text:p text:style-name="P3">Test Runtime − The dependencies required to run the tests. By default, it includes runtime and test compile dependenci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45:52.405243475</meta:creation-date>
    <dc:date>2020-03-02T16:46:33.259983688</dc:date>
    <meta:editing-duration>PT41S</meta:editing-duration>
    <meta:editing-cycles>1</meta:editing-cycles>
    <meta:document-statistic meta:table-count="0" meta:image-count="0" meta:object-count="0" meta:page-count="1" meta:paragraph-count="6" meta:word-count="133" meta:character-count="908" meta:non-whitespace-character-count="784"/>
    <meta:generator>LibreOffice/6.0.7.3$Linux_X86_64 LibreOffice_project/00m0$Build-3</meta:generator>
  </office:meta>
</office:document-meta>
</file>